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10" style:family="table-row">
      <style:table-row-properties style:min-row-height="0.767cm"/>
    </style:style>
    <style:style style:name="Таблица1.15" style:family="table-row">
      <style:table-row-properties style:min-row-height="1.482cm"/>
    </style:style>
    <style:style style:name="Таблица1.20" style:family="table-row">
      <style:table-row-properties style:min-row-height="1.005cm"/>
    </style:style>
    <style:style style:name="Таблица1.35" style:family="table-row">
      <style:table-row-properties style:min-row-height="11.148cm"/>
    </style:style>
    <style:style style:name="Таблица1.37" style:family="table-row">
      <style:table-row-properties style:min-row-height="2.505cm"/>
    </style:style>
    <style:style style:name="Таблица1.57" style:family="table-row">
      <style:table-row-properties style:min-row-height="2.277cm"/>
    </style:style>
    <style:style style:name="Таблица1.67" style:family="table-row">
      <style:table-row-properties style:min-row-height="2.736cm"/>
    </style:style>
    <style:style style:name="Таблица1.68" style:family="table-row">
      <style:table-row-properties style:min-row-height="0.265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language="ru" fo:country="RU" fo:font-weight="normal" style:font-weight-asian="normal" style:font-weight-complex="normal"/>
    </style:style>
    <style:style style:name="P9" style:family="paragraph" style:parent-style-name="Table_20_Contents">
      <style:text-properties fo:language="ru" fo:country="RU" fo:font-style="italic" style:font-style-asian="italic" style:font-style-complex="italic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15" style:family="text">
      <style:text-properties fo:font-size="11pt" fo:language="ru" fo:country="RU" fo:font-style="italic" style:font-size-asian="11pt" style:font-style-asian="italic" style:font-size-complex="11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fo:color="#000000" style:font-name="Times New Roman1" fo:letter-spacing="normal" fo:language="ru" fo:country="RU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Команда</text:p>
          </table:table-cell>
          <table:table-cell table:style-name="Таблица1.B1" office:value-type="string">
            <text:p text:style-name="P3">Вызов</text:p>
          </table:table-cell>
        </table:table-row>
        <table:table-row>
          <table:table-cell table:style-name="Таблица1.A2" table:number-columns-spanned="2" office:value-type="string">
            <text:p text:style-name="P3">Таймер</text:p>
          </table:table-cell>
          <table:covered-table-cell/>
        </table:table-row>
        <table:table-row>
          <table:table-cell table:style-name="Таблица1.A3" office:value-type="string">
            <text:p text:style-name="P6">циклический вызов ф-ции</text:p>
          </table:table-cell>
          <table:table-cell table:style-name="Таблица1.A2" office:value-type="string">
            <text:p text:style-name="Table_20_Contents">function <text:span text:style-name="T1">myFunc()</text:span></text:p>
            <text:p text:style-name="Table_20_Contents">{</text:p>
            <text:p text:style-name="Table_20_Contents"><text:s text:c="4"/><text:span text:style-name="T2"><text:s/></text:span><text:span text:style-name="T3">// делай что-то</text:span></text:p>
            <text:p text:style-name="Table_20_Contents"><text:s text:c="5"/>setTimeout("<text:span text:style-name="T1">myFunc()</text:span>",<text:span text:style-name="T1">400</text:span>);</text:p>
            <text:p text:style-name="Table_20_Contents">}</text:p>
            <text:p text:style-name="P1">myFunc();</text:p>
          </table:table-cell>
        </table:table-row>
        <table:table-row>
          <table:table-cell table:style-name="Таблица1.A2" table:number-columns-spanned="2" office:value-type="string">
            <text:p text:style-name="P5">Преобразование типов</text:p>
          </table:table-cell>
          <table:covered-table-cell/>
        </table:table-row>
        <table:table-row>
          <table:table-cell table:style-name="Таблица1.A3" office:value-type="string">
            <text:p text:style-name="P6">перевести <text:span text:style-name="T1">строку в целое число</text:span> </text:p>
          </table:table-cell>
          <table:table-cell table:style-name="Таблица1.A2" office:value-type="string">
            <text:p text:style-name="Table_20_Contents">n = <text:span text:style-name="T1">parseInt</text:span>(s);</text:p>
          </table:table-cell>
        </table:table-row>
        <table:table-row>
          <table:table-cell table:style-name="Таблица1.A3" office:value-type="string">
            <text:p text:style-name="P6">перевести <text:span text:style-name="T1">строку в вещественное число</text:span></text:p>
          </table:table-cell>
          <table:table-cell table:style-name="Таблица1.A2" office:value-type="string">
            <text:p text:style-name="Table_20_Contents">f = <text:span text:style-name="T1">parseFloat</text:span>(s);</text:p>
          </table:table-cell>
        </table:table-row>
        <table:table-row>
          <table:table-cell table:style-name="Таблица1.A3" office:value-type="string">
            <text:p text:style-name="P6">перевести <text:span text:style-name="T1">число в строку</text:span></text:p>
          </table:table-cell>
          <table:table-cell table:style-name="Таблица1.A2" office:value-type="string">
            <text:p text:style-name="Table_20_Contents">s = <text:span text:style-name="T1">n.</text:span>toString();</text:p>
          </table:table-cell>
        </table:table-row>
        <table:table-row>
          <table:table-cell table:style-name="Таблица1.A3" office:value-type="string">
            <text:p text:style-name="P11">округлить число <text:span text:style-name="T10">f</text:span> до 1-го знака после запятой</text:p>
          </table:table-cell>
          <table:table-cell table:style-name="Таблица1.A2" office:value-type="string">
            <text:p text:style-name="P13">f = 12.789;</text:p>
            <text:p text:style-name="P4">n = f<text:span text:style-name="T1">.toFixed</text:span>(1); <text:s text:c="14"/><text:span text:style-name="T13">// </text:span><text:span text:style-name="T14">n </text:span><text:span text:style-name="T15">стало 12.8</text:span></text:p>
          </table:table-cell>
        </table:table-row>
        <table:table-row>
          <table:table-cell table:style-name="Таблица1.A2" table:number-columns-spanned="2" office:value-type="string">
            <text:p text:style-name="P5">Область видимости переменных</text:p>
            <text:p text:style-name="P6"/>
            <text:p text:style-name="P6">function printN()</text:p>
            <text:p text:style-name="P6">{</text:p>
            <text:p text:style-name="P6"><text:tab/><text:span text:style-name="T1">var</text:span> n = 999; <text:s text:c="5"/>// локальная переменная (видна только в ф-ции)</text:p>
            <text:p text:style-name="P6"><text:tab/>alert(n);</text:p>
            <text:p text:style-name="P6">}</text:p>
            <text:p text:style-name="P6"/>
            <text:p text:style-name="P6">var n = 5; <text:s text:c="13"/>// глобальная переменная</text:p>
            <text:p text:style-name="P6">printN();</text:p>
            <text:p text:style-name="P6">alert(n);</text:p>
            <text:p text:style-name="P6"/>
            <text:p text:style-name="P16">вывод: <text:s text:c="2"/><text:span text:style-name="T9">999</text:span></text:p>
            <text:p text:style-name="P15"><text:s text:c="15"/>5</text:p>
          </table:table-cell>
          <table:covered-table-cell/>
        </table:table-row>
        <table:table-row table:style-name="Таблица1.10">
          <table:table-cell table:style-name="Таблица1.A2" table:number-columns-spanned="2" office:value-type="string">
            <text:p text:style-name="P5">Объекты</text:p>
          </table:table-cell>
          <table:covered-table-cell/>
        </table:table-row>
        <table:table-row>
          <table:table-cell table:style-name="Таблица1.A3" office:value-type="string">
            <text:p text:style-name="P6">создаём объект <text:span text:style-name="T11">pointer</text:span></text:p>
          </table:table-cell>
          <table:table-cell table:style-name="Таблица1.A2" office:value-type="string">
            <text:p text:style-name="P10">var point = new Object();</text:p>
          </table:table-cell>
        </table:table-row>
        <table:table-row>
          <table:table-cell table:style-name="Таблица1.A3" office:value-type="string">
            <text:p text:style-name="P6">создаём и заполняем поля объекта</text:p>
          </table:table-cell>
          <table:table-cell table:style-name="Таблица1.A2" office:value-type="string">
            <text:p text:style-name="P10">point.x = 0;</text:p>
            <text:p text:style-name="P10">point.y = 0;</text:p>
          </table:table-cell>
        </table:table-row>
        <table:table-row>
          <table:table-cell table:style-name="Таблица1.A3" office:value-type="string">
            <text:p text:style-name="P6">добавляем метод к объекту</text:p>
          </table:table-cell>
          <table:table-cell table:style-name="Таблица1.A2" office:value-type="string">
            <text:p text:style-name="P10">point.sum = function()</text:p>
            <text:p text:style-name="P10">{</text:p>
            <text:p text:style-name="P10"><text:s text:c="5"/>var ans = this.x+this.y;</text:p>
            <text:p text:style-name="P10"><text:s text:c="5"/>return ans;</text:p>
            <text:p text:style-name="P10">}</text:p>
          </table:table-cell>
        </table:table-row>
        <table:table-row>
          <table:table-cell table:style-name="Таблица1.A3" office:value-type="string">
            <text:p text:style-name="P6">Добавляем метод инициализации к объекту</text:p>
          </table:table-cell>
          <table:table-cell table:style-name="Таблица1.A2" office:value-type="string">
            <text:p text:style-name="P10">point.init = function(x,y)</text:p>
            <text:p text:style-name="P10">{</text:p>
            <text:p text:style-name="P10"><text:s text:c="5"/>this.x = x;</text:p>
            <text:p text:style-name="P10"><text:s text:c="5"/>this.y = y;</text:p>
            <text:p text:style-name="P10">}</text:p>
          </table:table-cell>
        </table:table-row>
        <table:table-row table:style-name="Таблица1.15">
          <table:table-cell table:style-name="Таблица1.A3" office:value-type="string">
            <text:p text:style-name="P6">вызываем метод объекта</text:p>
          </table:table-cell>
          <table:table-cell table:style-name="Таблица1.A2" office:value-type="string">
            <text:p text:style-name="P10">point.init(3,4);</text:p>
            <text:p text:style-name="P10">s = point.sum();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5">Матема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озведение в степень</text:p>
          </table:table-cell>
          <table:table-cell table:style-name="Таблица1.A2" office:value-type="string">
            <text:p text:style-name="Table_20_Contents">x = Math.pow(2,3);</text:p>
          </table:table-cell>
        </table:table-row>
        <table:table-row>
          <table:table-cell table:style-name="Таблица1.A3" office:value-type="string">
            <text:p text:style-name="P6">Округление вниз</text:p>
          </table:table-cell>
          <table:table-cell table:style-name="Таблица1.A2" office:value-type="string">
            <text:p text:style-name="Table_20_Contents">x = Math.floor(2,8);</text:p>
          </table:table-cell>
        </table:table-row>
        <table:table-row>
          <table:table-cell table:style-name="Таблица1.A3" office:value-type="string">
            <text:p text:style-name="Table_20_Contents">Модуль числа</text:p>
          </table:table-cell>
          <table:table-cell table:style-name="Таблица1.A2" office:value-type="string">
            <text:p text:style-name="Table_20_Contents">x = Math.abs(-15);</text:p>
          </table:table-cell>
        </table:table-row>
        <table:table-row table:style-name="Таблица1.20">
          <table:table-cell table:style-name="Таблица1.A3" office:value-type="string">
            <text:p text:style-name="Table_20_Contents"><text:span text:style-name="T1">Максимальное</text:span> число из списка</text:p>
          </table:table-cell>
          <table:table-cell table:style-name="Таблица1.A2" office:value-type="string">
            <text:p text:style-name="Table_20_Contents">x = Math.<text:span text:style-name="T1">max</text:span>(10,20,40,30);</text:p>
          </table:table-cell>
        </table:table-row>
        <table:table-row>
          <table:table-cell table:style-name="Таблица1.A3" office:value-type="string">
            <text:p text:style-name="Table_20_Contents"><text:span text:style-name="T1">Минимальное</text:span> число из списка</text:p>
          </table:table-cell>
          <table:table-cell table:style-name="Таблица1.A2" office:value-type="string">
            <text:p text:style-name="Table_20_Contents">x = Math.<text:span text:style-name="T1">min</text:span>(20,40,30);</text:p>
          </table:table-cell>
        </table:table-row>
        <table:table-row>
          <table:table-cell table:style-name="Таблица1.A3" office:value-type="string">
            <text:p text:style-name="Table_20_Contents">Получение случайного числа от 0 до 99</text:p>
          </table:table-cell>
          <table:table-cell table:style-name="Таблица1.A2" office:value-type="string">
            <text:p text:style-name="Table_20_Contents">x = parseInt( <text:span text:style-name="T1">Math.random()</text:span>*100 );</text:p>
          </table:table-cell>
        </table:table-row>
        <table:table-row>
          <table:table-cell table:style-name="Таблица1.A3" office:value-type="string">
            <text:p text:style-name="Table_20_Contents">Корень числа</text:p>
          </table:table-cell>
          <table:table-cell table:style-name="Таблица1.A2" office:value-type="string">
            <text:p text:style-name="Table_20_Contents">x = Math.sqrt(64);</text:p>
          </table:table-cell>
        </table:table-row>
        <table:table-row>
          <table:table-cell table:style-name="Таблица1.A3" office:value-type="string">
            <text:p text:style-name="Table_20_Contents">Логарифм по основанию 2 от 8</text:p>
          </table:table-cell>
          <table:table-cell table:style-name="Таблица1.A2" office:value-type="string">
            <text:p text:style-name="Table_20_Contents">x = Math.log(<text:span text:style-name="T1">8</text:span>) / Math.log(<text:span text:style-name="T1">2</text:span>)</text:p>
          </table:table-cell>
        </table:table-row>
        <table:table-row>
          <table:table-cell table:style-name="Таблица1.A3" office:value-type="string">
            <text:p text:style-name="Table_20_Contents"><text:span text:style-name="T1">Синус</text:span> числа <text:span text:style-name="T9">PI</text:span></text:p>
          </table:table-cell>
          <table:table-cell table:style-name="Таблица1.A2" office:value-type="string">
            <text:p text:style-name="Table_20_Contents">x = Math.sin( <text:span text:style-name="T1">Math.PI</text:span> );</text:p>
          </table:table-cell>
        </table:table-row>
        <table:table-row>
          <table:table-cell table:style-name="Таблица1.A3" office:value-type="string">
            <text:p text:style-name="Table_20_Contents"><text:span text:style-name="T1">Косинус</text:span> числа <text:span text:style-name="T9">PI</text:span></text:p>
          </table:table-cell>
          <table:table-cell table:style-name="Таблица1.A2" office:value-type="string">
            <text:p text:style-name="Table_20_Contents">x = Math.cos( Math.PI );</text:p>
          </table:table-cell>
        </table:table-row>
        <table:table-row>
          <table:table-cell table:style-name="Таблица1.A2" table:number-columns-spanned="2" office:value-type="string">
            <text:p text:style-name="P3">Строк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строки</text:p>
          </table:table-cell>
          <table:table-cell table:style-name="Таблица1.A2" office:value-type="string">
            <text:p text:style-name="Table_20_Contents">s = "hello my world"</text:p>
          </table:table-cell>
        </table:table-row>
        <table:table-row>
          <table:table-cell table:style-name="Таблица1.A3" office:value-type="string">
            <text:p text:style-name="P7"><text:span text:style-name="T8">получить символ под индексом в строке</text:span> <text:span text:style-name="T9">s</text:span></text:p>
          </table:table-cell>
          <table:table-cell table:style-name="Таблица1.A2" office:value-type="string">
            <text:p text:style-name="P10">c = <text:span text:style-name="T1">s</text:span>.charAt(4);</text:p>
          </table:table-cell>
        </table:table-row>
        <table:table-row>
          <table:table-cell table:style-name="Таблица1.A3" office:value-type="string">
            <text:p text:style-name="P8">длина строки</text:p>
          </table:table-cell>
          <table:table-cell table:style-name="Таблица1.A2" office:value-type="string">
            <text:p text:style-name="P10">n = <text:span text:style-name="T1">s</text:span>.length;</text:p>
          </table:table-cell>
        </table:table-row>
        <table:table-row>
          <table:table-cell table:style-name="Таблица1.A3" office:value-type="string">
            <text:p text:style-name="P6">Разбить строку и записать слова в массив</text:p>
          </table:table-cell>
          <table:table-cell table:style-name="Таблица1.A2" office:value-type="string">
            <text:p text:style-name="Table_20_Contents">mass = s.split(" ");</text:p>
          </table:table-cell>
        </table:table-row>
        <table:table-row>
          <table:table-cell table:style-name="Таблица1.A3" office:value-type="string">
            <text:p text:style-name="Table_20_Contents">Записать в строку элементы массива и разделить их в строке «_»</text:p>
          </table:table-cell>
          <table:table-cell table:style-name="Таблица1.A2" office:value-type="string">
            <text:p text:style-name="Table_20_Contents">s = mass.join("_");</text:p>
          </table:table-cell>
        </table:table-row>
        <table:table-row>
          <table:table-cell table:style-name="Таблица1.A3" office:value-type="string">
            <text:p text:style-name="Table_20_Contents">Суммирование строк</text:p>
          </table:table-cell>
          <table:table-cell table:style-name="Таблица1.A2" office:value-type="string">
            <text:p text:style-name="Table_20_Contents">s = "maxim" + "prog";</text:p>
          </table:table-cell>
        </table:table-row>
        <table:table-row>
          <table:table-cell table:style-name="Таблица1.A2" table:number-columns-spanned="2" office:value-type="string">
            <text:p text:style-name="P3">Оператор switch</text:p>
          </table:table-cell>
          <table:covered-table-cell/>
        </table:table-row>
        <table:table-row table:style-name="Таблица1.35">
          <table:table-cell table:style-name="Таблица1.A3" office:value-type="string">
            <text:p text:style-name="P2">Оператор выбора</text:p>
            <text:p text:style-name="Table_20_Contents"/>
            <text:p text:style-name="P17">( если <text:span text:style-name="T10">x</text:span><text:span text:style-name="T9"> </text:span><text:span text:style-name="T16">не равен 5 и 10, то выполнится код в разделе </text:span><text:span text:style-name="T17">default</text:span><text:span text:style-name="T18"> )</text:span></text:p>
          </table:table-cell>
          <table:table-cell table:style-name="Таблица1.A2" office:value-type="string">
            <text:p text:style-name="P10">x = 4;</text:p>
            <text:p text:style-name="P1"/>
            <text:p text:style-name="Table_20_Contents"><text:span text:style-name="T1">switch</text:span>(x)</text:p>
            <text:p text:style-name="Table_20_Contents">{</text:p>
            <text:p text:style-name="Table_20_Contents"><text:s text:c="4"/><text:span text:style-name="T1"><text:s/>case</text:span> 5:</text:p>
            <text:p text:style-name="Table_20_Contents"><text:tab/>alert(555);</text:p>
            <text:p text:style-name="Table_20_Contents"><text:tab/>s = 555;</text:p>
            <text:p text:style-name="Table_20_Contents"><text:s text:c="4"/><text:span text:style-name="T1"><text:s/>break;</text:span></text:p>
            <text:p text:style-name="Table_20_Contents"><text:tab/><text:tab/> <text:s text:c="2"/></text:p>
            <text:p text:style-name="Table_20_Contents"><text:s text:c="5"/><text:span text:style-name="T1">case </text:span>10:</text:p>
            <text:p text:style-name="Table_20_Contents"><text:tab/>alert(100);</text:p>
            <text:p text:style-name="Table_20_Contents"><text:tab/>s = 100;</text:p>
            <text:p text:style-name="Table_20_Contents"><text:s text:c="4"/><text:span text:style-name="T1"><text:s/>break;</text:span></text:p>
            <text:p text:style-name="Table_20_Contents"><text:tab/><text:tab/> <text:s text:c="2"/></text:p>
            <text:p text:style-name="Table_20_Contents"><text:s text:c="5"/><text:span text:style-name="T1">default:</text:span></text:p>
            <text:p text:style-name="Table_20_Contents"><text:tab/>alert("999")</text:p>
            <text:p text:style-name="Table_20_Contents"><text:tab/>s = 999;</text:p>
            <text:p text:style-name="Table_20_Contents"><text:s text:c="4"/><text:span text:style-name="T1"><text:s/>break;</text:span></text:p>
            <text:p text:style-name="Table_20_Contents">}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3">Оператор <text:span text:style-name="T9">break</text:span></text:p>
          </table:table-cell>
          <table:covered-table-cell/>
        </table:table-row>
        <table:table-row table:style-name="Таблица1.37">
          <table:table-cell table:style-name="Таблица1.A3" office:value-type="string">
            <text:p text:style-name="P6">Оператор <text:span text:style-name="T4">break </text:span><text:span text:style-name="T6">позволяет выходить из блока</text:span></text:p>
            <text:p text:style-name="P12"/>
            <text:p text:style-name="P9"><text:span text:style-name="T7">( выходим из цикла, когда i</text:span><text:span text:style-name="T5"> </text:span><text:span text:style-name="T7">станет равной 5 )</text:span></text:p>
          </table:table-cell>
          <table:table-cell table:style-name="Таблица1.A2" office:value-type="string">
            <text:p text:style-name="Table_20_Contents">for(i = 0; i&lt;10;i++)</text:p>
            <text:p text:style-name="Table_20_Contents">{</text:p>
            <text:p text:style-name="Table_20_Contents"><text:s text:c="4"/>s += (i.toString() + ' ');</text:p>
            <text:p text:style-name="Table_20_Contents"><text:s text:c="4"/>if(i == 5) <text:span text:style-name="T1">break</text:span>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5">Массивы</text:p>
          </table:table-cell>
          <table:covered-table-cell/>
        </table:table-row>
        <table:table-row>
          <table:table-cell table:style-name="Таблица1.A3" office:value-type="string">
            <text:p text:style-name="P6">Создание массива (вар 1)</text:p>
          </table:table-cell>
          <table:table-cell table:style-name="Таблица1.A2" office:value-type="string">
            <text:p text:style-name="Table_20_Contents">var a = new Array();<text:tab/></text:p>
          </table:table-cell>
        </table:table-row>
        <table:table-row>
          <table:table-cell table:style-name="Таблица1.A3" office:value-type="string">
            <text:p text:style-name="P6">Создание массива (вар 2)</text:p>
          </table:table-cell>
          <table:table-cell table:style-name="Таблица1.A2" office:value-type="string">
            <text:p text:style-name="Table_20_Contents">var a = [];</text:p>
          </table:table-cell>
        </table:table-row>
        <table:table-row>
          <table:table-cell table:style-name="Таблица1.A3" office:value-type="string">
            <text:p text:style-name="P6">Присвоить значения ячейкам массива</text:p>
          </table:table-cell>
          <table:table-cell table:style-name="Таблица1.A2" office:value-type="string">
            <text:p text:style-name="Table_20_Contents">a[0] = 90;</text:p>
            <text:p text:style-name="Table_20_Contents">a[1] = 10;</text:p>
            <text:p text:style-name="Table_20_Contents">a[2] = 20;</text:p>
          </table:table-cell>
        </table:table-row>
        <table:table-row>
          <table:table-cell table:style-name="Таблица1.A3" office:value-type="string">
            <text:p text:style-name="P8">Добавить к концу массива</text:p>
          </table:table-cell>
          <table:table-cell table:style-name="Таблица1.A2" office:value-type="string">
            <text:p text:style-name="P10">a.push(10);</text:p>
            <text:p text:style-name="P10">a.push(20);</text:p>
          </table:table-cell>
        </table:table-row>
        <table:table-row>
          <table:table-cell table:style-name="Таблица1.A3" office:value-type="string">
            <text:p text:style-name="P8"><text:span text:style-name="T1">Удалить </text:span>последний элемент массива</text:p>
          </table:table-cell>
          <table:table-cell table:style-name="Таблица1.A2" office:value-type="string">
            <text:p text:style-name="P10">a.pop();</text:p>
          </table:table-cell>
        </table:table-row>
        <table:table-row>
          <table:table-cell table:style-name="Таблица1.A3" office:value-type="string">
            <text:p text:style-name="Table_20_Contents">Получить длину массива</text:p>
          </table:table-cell>
          <table:table-cell table:style-name="Таблица1.A2" office:value-type="string">
            <text:p text:style-name="Table_20_Contents">var n = a.length;</text:p>
          </table:table-cell>
        </table:table-row>
        <table:table-row>
          <table:table-cell table:style-name="Таблица1.A3" office:value-type="string">
            <text:p text:style-name="Table_20_Contents">Проходим по всем элементам массива</text:p>
            <text:p text:style-name="Table_20_Contents"><text:s/></text:p>
            <text:p text:style-name="P19">( ищем сумму элементов и выводим их на экран )</text:p>
          </table:table-cell>
          <table:table-cell table:style-name="Таблица1.A2" office:value-type="string">
            <text:p text:style-name="Table_20_Contents">var s = 0;</text:p>
            <text:p text:style-name="Table_20_Contents"><text:tab/><text:tab/></text:p>
            <text:p text:style-name="Table_20_Contents">a.<text:span text:style-name="T1">forEach</text:span>( function(x) { s += x; <text:s/>alert(x); } );</text:p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>Создание <text:span text:style-name="T1">двумерного</text:span> массива</text:p>
          </table:table-cell>
          <table:table-cell table:style-name="Таблица1.A2" office:value-type="string">
            <text:p text:style-name="Table_20_Contents">var a = <text:span text:style-name="T1">[</text:span> [],[],[] <text:span text:style-name="T1">]</text:span>;</text:p>
            <text:p text:style-name="Table_20_Contents">a[0][0] = 5;</text:p>
          </table:table-cell>
        </table:table-row>
        <table:table-row>
          <table:table-cell table:style-name="Таблица1.A3" office:value-type="string">
            <text:p text:style-name="Table_20_Contents">Перевернуть массив</text:p>
          </table:table-cell>
          <table:table-cell table:style-name="Таблица1.A2" office:value-type="string">
            <text:p text:style-name="Table_20_Contents">a.reverse();</text:p>
          </table:table-cell>
        </table:table-row>
        <table:table-row>
          <table:table-cell table:style-name="Таблица1.A3" office:value-type="string">
            <text:p text:style-name="Table_20_Contents">Отсортировать массив чисел по возрастанию</text:p>
          </table:table-cell>
          <table:table-cell table:style-name="Таблица1.A2" office:value-type="string">
            <text:p text:style-name="Table_20_Contents">a.sort( function(a,b){ return a - b; } )</text:p>
          </table:table-cell>
        </table:table-row>
        <table:table-row>
          <table:table-cell table:style-name="Таблица1.A3" office:value-type="string">
            <text:p text:style-name="P18">Записать в другой массив кусок данного массива</text:p>
            <text:p text:style-name="P19">// <text:span text:style-name="T9">b </text:span><text:span text:style-name="T16">содержит </text:span><text:span text:style-name="T20">10 20 30</text:span><text:span text:style-name="T16"> </text:span></text:p>
          </table:table-cell>
          <table:table-cell table:style-name="Таблица1.A2" office:value-type="string">
            <text:p text:style-name="Table_20_Contents">var a = [0,10,20,30,40,50];<text:tab/></text:p>
            <text:p text:style-name="Table_20_Contents"><text:tab/></text:p>
            <text:p text:style-name="Table_20_Contents">b = a<text:span text:style-name="T1">.slice</text:span>(1,4);</text:p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>Удалить 2-ой элемент массива</text:p>
          </table:table-cell>
          <table:table-cell table:style-name="Таблица1.A2" office:value-type="string">
            <text:p text:style-name="Table_20_Contents">a.splice(<text:span text:style-name="T1">2</text:span>,1);</text:p>
          </table:table-cell>
        </table:table-row>
        <table:table-row>
          <table:table-cell table:style-name="Таблица1.A3" office:value-type="string">
            <text:p text:style-name="Table_20_Contents">Вставить элемент<text:span text:style-name="T1"> в начало</text:span> массива</text:p>
          </table:table-cell>
          <table:table-cell table:style-name="Таблица1.A2" office:value-type="string">
            <text:p text:style-name="Table_20_Contents">a.unshift(222);</text:p>
          </table:table-cell>
        </table:table-row>
        <table:table-row>
          <table:table-cell table:style-name="Таблица1.A3" office:value-type="string">
            <text:p text:style-name="Table_20_Contents">Удалить первый элемент</text:p>
          </table:table-cell>
          <table:table-cell table:style-name="Таблица1.A2" office:value-type="string">
            <text:p text:style-name="Table_20_Contents">a.shift();</text:p>
          </table:table-cell>
        </table:table-row>
        <table:table-row>
          <table:table-cell table:style-name="Таблица1.A3" office:value-type="string">
            <text:p text:style-name="P6">Записать в массив <text:span text:style-name="T10">b</text:span><text:span text:style-name="T9"> </text:span>все элементы массива <text:span text:style-name="T10">a</text:span><text:span text:style-name="T9">, </text:span>умноженные на 2</text:p>
          </table:table-cell>
          <table:table-cell table:style-name="Таблица1.A2" office:value-type="string">
            <text:p text:style-name="Table_20_Contents">b = a.<text:span text:style-name="T1">map</text:span>( function(x) { k = x * 2; return k; } );</text:p>
          </table:table-cell>
        </table:table-row>
        <table:table-row>
          <table:table-cell table:style-name="Таблица1.A3" office:value-type="string">
            <text:p text:style-name="Table_20_Contents">Записать в массив <text:span text:style-name="T10">b</text:span><text:span text:style-name="T9"> </text:span><text:span text:style-name="T16">все чётные элементы массива </text:span><text:span text:style-name="T10">a</text:span></text:p>
          </table:table-cell>
          <table:table-cell table:style-name="Таблица1.A2" office:value-type="string">
            <text:p text:style-name="Table_20_Contents">b = a.filter( function(x) { return (<text:span text:style-name="T1">x % 2 == 0</text:span>) } )</text:p>
          </table:table-cell>
        </table:table-row>
        <table:table-row>
          <table:table-cell table:style-name="Таблица1.A3" office:value-type="string">
            <text:p text:style-name="P6">Проверить, что <text:span text:style-name="T1">ВСЕ</text:span> ли элементы массива меньше 150. <text:span text:style-name="T19">Возвращает </text:span><text:span text:style-name="T11">true </text:span><text:span text:style-name="T19">или </text:span><text:span text:style-name="T11">false</text:span></text:p>
          </table:table-cell>
          <table:table-cell table:style-name="Таблица1.A2" office:value-type="string">
            <text:p text:style-name="Table_20_Contents">x = a.<text:span text:style-name="T1">every</text:span>(function(x) {return (<text:span text:style-name="T1">x &lt; 150</text:span>)} )</text:p>
          </table:table-cell>
        </table:table-row>
        <table:table-row>
          <table:table-cell table:style-name="Таблица1.A3" office:value-type="string">
            <text:p text:style-name="P6">Проверить, что <text:span text:style-name="T1">хотя бы 1 элемент</text:span> равен 15</text:p>
          </table:table-cell>
          <table:table-cell table:style-name="Таблица1.A2" office:value-type="string">
            <text:p text:style-name="Table_20_Contents">x = a.<text:span text:style-name="T1">some</text:span>(function(x) {return (<text:span text:style-name="T1">x == 15</text:span>)} )</text:p>
          </table:table-cell>
        </table:table-row>
        <table:table-row table:style-name="Таблица1.57">
          <table:table-cell table:style-name="Таблица1.A3" office:value-type="string">
            <text:p text:style-name="Table_20_Contents">Получить индекс <text:span text:style-name="T1">первого вхождения</text:span> элемента в массив</text:p>
            <text:p text:style-name="Table_20_Contents"/>
            <text:p text:style-name="P17">(или <text:span text:style-name="T1">-1</text:span>, если элемента нет в массиве)</text:p>
          </table:table-cell>
          <table:table-cell table:style-name="Таблица1.A2" office:value-type="string">
            <text:p text:style-name="Table_20_Contents">n = a.indexOf(15);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3">Перегрузка метод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сание ф-ции, принимающей <text:span text:style-name="T1">любое количество параметров</text:span> и вычисляющей их сумму</text:p>
            <text:p text:style-name="Table_20_Contents"/>
            <text:p text:style-name="P17"><text:span text:style-name="T1">arguments </text:span><text:span text:style-name="T8">—</text:span><text:span text:style-name="T1"> </text:span><text:span text:style-name="T8">массив параметров функции</text:span></text:p>
          </table:table-cell>
          <table:table-cell table:style-name="Таблица1.A2" office:value-type="string">
            <text:p text:style-name="Table_20_Contents">function summa()</text:p>
            <text:p text:style-name="Table_20_Contents">{</text:p>
            <text:p text:style-name="Table_20_Contents"><text:s text:c="5"/>var n = <text:span text:style-name="T1">arguments</text:span>.length;</text:p>
            <text:p text:style-name="Table_20_Contents"><text:s text:c="5"/>var i;</text:p>
            <text:p text:style-name="Table_20_Contents"><text:s text:c="5"/>var sum = 0;</text:p>
            <text:p text:style-name="Table_20_Contents"><text:s text:c="5"/>for(i=0;i&lt;n;i++)</text:p>
            <text:p text:style-name="Table_20_Contents"><text:s text:c="4"/>{</text:p>
            <text:p text:style-name="Table_20_Contents"><text:s text:c="10"/>sum += <text:span text:style-name="T1">arguments</text:span>[i];</text:p>
            <text:p text:style-name="Table_20_Contents"><text:s text:c="4"/>}</text:p>
            <text:p text:style-name="Table_20_Contents"><text:s text:c="4"/>return sum;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Вызов ф-ции</text:p>
          </table:table-cell>
          <table:table-cell table:style-name="Таблица1.A2" office:value-type="string">
            <text:p text:style-name="Table_20_Contents">a = summa(10,20);</text:p>
            <text:p text:style-name="Table_20_Contents">b = summa(10,20,40);</text:p>
          </table:table-cell>
        </table:table-row>
        <table:table-row>
          <table:table-cell table:style-name="Таблица1.A2" table:number-columns-spanned="2" office:value-type="string">
            <text:p text:style-name="P3">Класс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<text:span text:style-name="T1">Создание класса</text:span>, суммирующего 2 числа</text:p>
            <text:p text:style-name="Table_20_Contents"/>
            <text:p text:style-name="Table_20_Contents">создаём функцию, возвращающую объект</text:p>
            <text:p text:style-name="Table_20_Contents"/>
            <text:p text:style-name="Table_20_Contents">в ней описываем поля и методы объекта</text:p>
          </table:table-cell>
          <table:table-cell table:style-name="Таблица1.A2" office:value-type="string">
            <text:p text:style-name="Table_20_Contents">function classSumma()</text:p>
            <text:p text:style-name="Table_20_Contents">{</text:p>
            <text:p text:style-name="Table_20_Contents"><text:tab/><text:span text:style-name="T1">var s = new Object();</text:span></text:p>
            <text:p text:style-name="Table_20_Contents"><text:tab/><text:tab/><text:tab/></text:p>
            <text:p text:style-name="Table_20_Contents"><text:tab/>s.a = 0;</text:p>
            <text:p text:style-name="Table_20_Contents"><text:tab/>s.b = 0;</text:p>
            <text:p text:style-name="Table_20_Contents"><text:tab/><text:tab/><text:tab/></text:p>
            <text:p text:style-name="Table_20_Contents"><text:tab/>s.init = function(a,b)</text:p>
            <text:p text:style-name="Table_20_Contents"><text:tab/>{</text:p>
            <text:p text:style-name="Table_20_Contents"><text:tab/><text:tab/>this.a = a;</text:p>
            <text:p text:style-name="Table_20_Contents"><text:tab/><text:tab/>this.b = b;</text:p>
            <text:p text:style-name="Table_20_Contents"><text:tab/>}</text:p>
            <text:p text:style-name="Table_20_Contents"><text:tab/><text:tab/><text:tab/></text:p>
            <text:p text:style-name="Table_20_Contents"><text:tab/>s.sum = function()</text:p>
            <text:p text:style-name="Table_20_Contents"><text:tab/>{</text:p>
            <text:p text:style-name="Table_20_Contents"><text:tab/><text:tab/>var ans = this.a + this.b;</text:p>
            <text:p text:style-name="Table_20_Contents"><text:tab/><text:tab/>return ans;</text:p>
            <text:p text:style-name="Table_20_Contents"><text:tab/>}</text:p>
            <text:p text:style-name="Table_20_Contents"><text:tab/><text:tab/><text:tab/></text:p>
            <text:p text:style-name="Table_20_Contents"><text:tab/><text:span text:style-name="T1">return s;</text:span>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Создание экземпляров класса</text:p>
          </table:table-cell>
          <table:table-cell table:style-name="Таблица1.A2" office:value-type="string">
            <text:p text:style-name="Table_20_Contents">x = classSumma();</text:p>
            <text:p text:style-name="Table_20_Contents">y = classSumma();</text:p>
          </table:table-cell>
        </table:table-row>
        <table:table-row>
          <table:table-cell table:style-name="Таблица1.A3" office:value-type="string">
            <text:p text:style-name="Table_20_Contents">Инициализация экземпляров класса</text:p>
          </table:table-cell>
          <table:table-cell table:style-name="Таблица1.A2" office:value-type="string">
            <text:p text:style-name="Table_20_Contents">x.init(20,30);</text:p>
            <text:p text:style-name="Table_20_Contents">y.init(200,300);</text:p>
          </table:table-cell>
        </table:table-row>
        <table:table-row>
          <table:table-cell table:style-name="Таблица1.A3" office:value-type="string">
            <text:p text:style-name="Table_20_Contents">Вызов метода <text:span text:style-name="T11">sum</text:span></text:p>
          </table:table-cell>
          <table:table-cell table:style-name="Таблица1.A2" office:value-type="string">
            <text:p text:style-name="Table_20_Contents"><text:span text:style-name="T9">k</text:span> = x.sum() + y.sum();</text:p>
          </table:table-cell>
        </table:table-row>
        <table:table-row>
          <table:table-cell table:style-name="Таблица1.A2" table:number-columns-spanned="2" office:value-type="string">
            <text:p text:style-name="P3">Интервал</text:p>
          </table:table-cell>
          <table:covered-table-cell/>
        </table:table-row>
        <table:table-row table:style-name="Таблица1.67">
          <table:table-cell table:style-name="Таблица1.A3" office:value-type="string">
            <text:p text:style-name="Table_20_Contents">Циклический вызов функции</text:p>
          </table:table-cell>
          <table:table-cell table:style-name="Таблица1.A2" office:value-type="string">
            <text:p text:style-name="P14">function add()</text:p>
            <text:p text:style-name="P14">{ <text:s text:c="3"/></text:p>
            <text:p text:style-name="P14"><text:s text:c="23"/></text:p>
            <text:p text:style-name="P14">}</text:p>
            <text:p text:style-name="P14"/>
            <text:p text:style-name="P14">t1 = <text:span text:style-name="T1">setInterval</text:span>(add,500);</text:p>
          </table:table-cell>
        </table:table-row>
        <text:soft-page-break/>
        <table:table-row table:style-name="Таблица1.68">
          <table:table-cell table:style-name="Таблица1.A2" table:number-columns-spanned="2" office:value-type="string">
            <text:p text:style-name="P3">Использование <text:span text:style-name="T9">let </text:span><text:span text:style-name="T16">и </text:span><text:span text:style-name="T9">const</text:span></text:p>
          </table:table-cell>
          <table:covered-table-cell/>
        </table:table-row>
        <table:table-row table:style-name="Таблица1.68">
          <table:table-cell table:style-name="Таблица1.A3" office:value-type="string">
            <text:p text:style-name="P6">Когда переменная создаётся с помощью конструкций <text:span text:style-name="T10">let</text:span><text:span text:style-name="T9"> </text:span>или <text:span text:style-name="T10">const</text:span><text:span text:style-name="T12">, </text:span><text:span text:style-name="T8">её область видимости не вся функция, а только блок </text:span><text:span text:style-name="T10">{ }</text:span><text:span text:style-name="T12">, </text:span><text:span text:style-name="T8">в котором она создана</text:span></text:p>
          </table:table-cell>
          <table:table-cell table:style-name="Таблица1.A2" office:value-type="string">
            <text:p text:style-name="P14">function write()</text:p>
            <text:p text:style-name="P14">{</text:p>
            <text:p text:style-name="P14"><text:tab/><text:span text:style-name="T1">const</text:span> n = 7;</text:p>
            <text:p text:style-name="P14"><text:tab/>for(<text:span text:style-name="T1">let</text:span> i = 0; i &lt; n; ++i) </text:p>
            <text:p text:style-name="P14"><text:tab/>{</text:p>
            <text:p text:style-name="P14"><text:tab/><text:tab/><text:span text:style-name="T1">let</text:span> s = "hello " + i;</text:p>
            <text:p text:style-name="P14"><text:tab/><text:tab/><text:span text:style-name="T2">console.log(s);</text:span></text:p>
            <text:p text:style-name="P14"><text:tab/>}</text:p>
            <text:p text:style-name="P14">}</text:p>
          </table:table-cell>
        </table:table-row>
        <table:table-row table:style-name="Таблица1.68">
          <table:table-cell table:style-name="Таблица1.A2" table:number-columns-spanned="2" office:value-type="string">
            <text:p text:style-name="P3">Классы <text:span text:style-name="T9">New</text:span></text:p>
          </table:table-cell>
          <table:covered-table-cell/>
        </table:table-row>
        <table:table-row table:style-name="Таблица1.68">
          <table:table-cell table:style-name="Таблица1.A3" office:value-type="string">
            <text:p text:style-name="P6">Опишем класс</text:p>
            <text:p text:style-name="P6"/>
            <text:p text:style-name="P6">Создание полей класса </text:p>
            <text:p text:style-name="P6">происходит в конструкторе</text:p>
          </table:table-cell>
          <table:table-cell table:style-name="Таблица1.A2" office:value-type="string">
            <text:p text:style-name="P23">class Man</text:p>
            <text:p text:style-name="P23">{</text:p>
            <text:p text:style-name="P23"><text:s text:c="8"/><text:span text:style-name="T1">constructor</text:span>()</text:p>
            <text:p text:style-name="P23"><text:s text:c="8"/>{</text:p>
            <text:p text:style-name="P23"><text:s text:c="12"/>this.name = "Empty";</text:p>
            <text:p text:style-name="P23"><text:s text:c="12"/>this.age = 0;</text:p>
            <text:p text:style-name="P23"><text:s text:c="8"/>}</text:p>
            <text:p text:style-name="P23"/>
            <text:p text:style-name="P23"><text:s text:c="8"/>initFields(nameParam, ageParam)</text:p>
            <text:p text:style-name="P23"><text:s text:c="7"/>{</text:p>
            <text:p text:style-name="P23"><text:s text:c="12"/>this.name = nameParam;</text:p>
            <text:p text:style-name="P23"><text:s text:c="12"/>this.age = ageParam;</text:p>
            <text:p text:style-name="P23"><text:s text:c="8"/>}</text:p>
            <text:p text:style-name="P23"/>
            <text:p text:style-name="P23"><text:s text:c="8"/>printFields()</text:p>
            <text:p text:style-name="P23"><text:s text:c="8"/>{</text:p>
            <text:p text:style-name="P23"><text:s text:c="12"/>console.log(this.name + " ______ " + this.age);</text:p>
            <text:p text:style-name="P23"><text:s text:c="8"/>}</text:p>
            <text:p text:style-name="P23">}</text:p>
          </table:table-cell>
        </table:table-row>
        <table:table-row table:style-name="Таблица1.68">
          <table:table-cell table:style-name="Таблица1.A3" office:value-type="string">
            <text:p text:style-name="Table_20_Contents">Создаём два экземпляра класса</text:p>
          </table:table-cell>
          <table:table-cell table:style-name="Таблица1.A2" office:value-type="string">
            <text:p text:style-name="P14">let m1 = new Man();</text:p>
            <text:p text:style-name="P14">let m2 = new Man();</text:p>
          </table:table-cell>
        </table:table-row>
        <table:table-row table:style-name="Таблица1.68">
          <table:table-cell table:style-name="Таблица1.A3" office:value-type="string">
            <text:p text:style-name="Table_20_Contents">Вызовем метод инициализации </text:p>
            <text:p text:style-name="Table_20_Contents"/>
          </table:table-cell>
          <table:table-cell table:style-name="Таблица1.A2" office:value-type="string">
            <text:p text:style-name="P14">m1.initFields("Ann", 17);</text:p>
            <text:p text:style-name="P14">m2.initFields("Dima", 23);</text:p>
          </table:table-cell>
        </table:table-row>
        <table:table-row table:style-name="Таблица1.68">
          <table:table-cell table:style-name="Таблица1.A3" office:value-type="string">
            <text:p text:style-name="Table_20_Contents">Вызовем метод вывода полей на экран</text:p>
          </table:table-cell>
          <table:table-cell table:style-name="Таблица1.A2" office:value-type="string">
            <text:p text:style-name="P14">m1.printFields();</text:p>
            <text:p text:style-name="P14">m2.printFields();</text:p>
          </table:table-cell>
        </table:table-row>
        <table:table-row table:style-name="Таблица1.68"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68"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68"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68"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68"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2-03T13:42:51.49</meta:creation-date>
    <meta:generator>OpenOffice/4.1.1$Win32 OpenOffice.org_project/411m6$Build-9775</meta:generator>
    <dc:date>2017-04-16T17:52:02.17</dc:date>
    <dc:creator>Максим Maxim</dc:creator>
    <meta:editing-duration>PT7H44M23S</meta:editing-duration>
    <meta:editing-cycles>148</meta:editing-cycles>
    <meta:document-statistic meta:table-count="1" meta:image-count="0" meta:object-count="0" meta:page-count="5" meta:paragraph-count="264" meta:word-count="861" meta:character-count="5295"/>
  </office:meta>
</office:document-meta>
</file>